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f2ea" officeooo:paragraph-rsid="0009f2ea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anhduong@ubuntu:~$ echo hello world</text:p>
      <text:p text:style-name="P1">hello world</text:p>
      <text:p text:style-name="P1"/>
      <text:p text:style-name="P1">lecanhduong@ubuntu:~$ date</text:p>
      <text:p text:style-name="P1">Tue Jan <text:s/>9 19:07:43 PST 2018</text:p>
      <text:p text:style-name="P1">lecanhduong@ubuntu:~$ hostname</text:p>
      <text:p text:style-name="P1">ubuntu</text:p>
      <text:p text:style-name="P1">lecanhduong@ubuntu:~$ arch</text:p>
      <text:p text:style-name="P1">x86_64</text:p>
      <text:p text:style-name="P1">lecanhduong@ubuntu:~$ uname -a</text:p>
      <text:p text:style-name="P1">Linux ubuntu 4.10.0-28-generic #32~16.04.2-Ubuntu SMP Thu Jul 20 10:19:48 UTC 2017 x86_64 x86_64 x86_64 GNU/Linux</text:p>
      <text:p text:style-name="P1">lecanhduong@ubuntu:~$ dmesg</text:p>
      <text:p text:style-name="P1">[ <text:s text:c="3"/>0.000000] Linux version 4.10.0-28-generic (buildd@lgw01-12) (gcc version 5.4.0 20160609 (Ubuntu 5.4.0-6ubuntu1~16.04.4) ) #32~16.04.2-Ubuntu SMP Thu Jul 20 10:19:48 UTC 2017 (Ubuntu 4.10.0-28.32~16.04.2-generic 4.10.17)</text:p>
      <text:p text:style-name="P1">[ <text:s text:c="3"/>0.000000] Command line: BOOT_IMAGE=/boot/vmlinuz-4.10.0-28-generic root=UUID=f71d3915-797d-40bd-a8a2-317b1a733c3f ro find_preseed=/preseed.cfg auto noprompt priority=critical locale=en_US quiet</text:p>
      <text:p text:style-name="P1">[ <text:s text:c="3"/>0.000000] KERNEL supported cpus:</text:p>
      <text:p text:style-name="P1">[ <text:s text:c="3"/>0.000000] <text:s text:c="2"/>Intel GenuineIntel</text:p>
      <text:p text:style-name="P1">[ <text:s text:c="3"/>0.000000] <text:s text:c="2"/>AMD AuthenticAMD</text:p>
      <text:p text:style-name="P1">[ <text:s text:c="3"/>0.000000] <text:s text:c="2"/>Centaur CentaurHauls</text:p>
      <text:p text:style-name="P1">[ <text:s text:c="3"/>0.000000] Disabled fast string operations</text:p>
      <text:p text:style-name="P1">[ <text:s text:c="3"/>0.000000] x86/fpu: Supporting XSAVE feature 0x001: 'x87 floating point registers'</text:p>
      <text:p text:style-name="P1">[ <text:s text:c="3"/>0.000000] x86/fpu: Supporting XSAVE feature 0x002: 'SSE registers'</text:p>
      <text:p text:style-name="P1">[ <text:s text:c="3"/>0.000000] x86/fpu: Supporting XSAVE feature 0x004: 'AVX registers'</text:p>
      <text:p text:style-name="P1">[ <text:s text:c="3"/>0.000000] x86/fpu: Supporting XSAVE feature 0x008: 'MPX bounds registers'</text:p>
      <text:p text:style-name="P1">[ <text:s text:c="3"/>0.000000] x86/fpu: Supporting XSAVE feature 0x010: 'MPX CSR'</text:p>
      <text:p text:style-name="P1">[ <text:s text:c="3"/>0.000000] x86/fpu: xstate_offset[2]: <text:s/>576, xstate_sizes[2]: <text:s/>256</text:p>
      <text:p text:style-name="P1">[ <text:s text:c="3"/>0.000000] x86/fpu: xstate_offset[3]: <text:s/>832, xstate_sizes[3]: <text:s text:c="2"/>64</text:p>
      <text:p text:style-name="P1">[ <text:s text:c="3"/>0.000000] x86/fpu: xstate_offset[4]: <text:s/>896, xstate_sizes[4]: <text:s text:c="2"/>64</text:p>
      <text:p text:style-name="P1">[ <text:s text:c="3"/>0.000000] x86/fpu: Enabled xstate features 0x1f, context size is 960 bytes, using 'compacted' forma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9:14:09.395647243</meta:creation-date>
    <dc:date>2018-01-09T19:34:41.832417460</dc:date>
    <meta:editing-duration>PT10M20S</meta:editing-duration>
    <meta:editing-cycles>1</meta:editing-cycles>
    <meta:document-statistic meta:table-count="0" meta:image-count="0" meta:object-count="0" meta:page-count="1" meta:paragraph-count="27" meta:word-count="184" meta:character-count="1635" meta:non-whitespace-character-count="1415"/>
    <meta:generator>LibreOffice/5.1.6.2$Linux_X86_64 LibreOffice_project/10m0$Build-2</meta:generator>
  </office:meta>
</office:document-meta>
</file>